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5cm" svg:stroke-color="#808080" draw:stroke-linejoin="round" svg:stroke-linecap="square" draw:fill="none" fo:padding-top="0.017cm" fo:padding-bottom="0.017cm" fo:padding-left="0.017cm" fo:padding-right="0.017cm"/>
    </style:style>
    <style:style style:name="gr3" style:family="graphic" style:parent-style-name="standard">
      <style:graphic-properties draw:stroke="none" draw:fill="solid" draw:fill-color="#000000"/>
    </style:style>
    <style:style style:name="gr4"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5" style:family="graphic" style:parent-style-name="standard">
      <style:graphic-properties draw:stroke="solid" svg:stroke-width="0.052cm" svg:stroke-color="#ff0000" draw:stroke-linejoin="round" svg:stroke-linecap="square" draw:fill="none" fo:padding-top="0.026cm" fo:padding-bottom="0.026cm" fo:padding-left="0.026cm" fo:padding-right="0.026cm"/>
    </style:style>
    <style:style style:name="gr6"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gr7" style:family="graphic" style:parent-style-name="standard">
      <style:graphic-properties draw:stroke="none" draw:fill="none" draw:textarea-horizontal-align="left" draw:textarea-vertical-align="top" draw:auto-grow-height="true" draw:auto-grow-width="true" fo:min-height="1.644cm" fo:min-width="6.056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1.644cm" fo:min-width="5.328cm" fo:padding-top="0cm" fo:padding-bottom="0cm" fo:padding-left="0cm" fo:padding-right="0cm"/>
    </style:style>
    <style:style style:name="gr9" style:family="graphic" style:parent-style-name="standard">
      <style:graphic-properties draw:stroke="solid" svg:stroke-width="0.052cm" svg:stroke-color="#0000ff" draw:stroke-linejoin="round" svg:stroke-linecap="square" draw:fill="none" fo:padding-top="0.026cm" fo:padding-bottom="0.026cm" fo:padding-left="0.026cm" fo:padding-right="0.026cm"/>
    </style:style>
    <style:style style:name="gr10" style:family="graphic" style:parent-style-name="standard">
      <style:graphic-properties draw:stroke="dash" draw:stroke-dash="stroke-dash34" svg:stroke-width="0.052cm" svg:stroke-color="#808080" draw:stroke-linejoin="round" svg:stroke-linecap="butt" draw:fill="none" fo:padding-top="0.026cm" fo:padding-bottom="0.026cm" fo:padding-left="0.026cm" fo:padding-right="0.026cm"/>
    </style:style>
    <style:style style:name="gr11" style:family="graphic" style:parent-style-name="standard">
      <style:graphic-properties draw:stroke="none" draw:fill="none" draw:textarea-horizontal-align="left" draw:textarea-vertical-align="top" draw:auto-grow-height="true" draw:auto-grow-width="true" fo:min-height="1.644cm" fo:min-width="10.01cm" fo:padding-top="0cm" fo:padding-bottom="0cm" fo:padding-left="0cm" fo:padding-right="0cm"/>
    </style:style>
    <style:style style:name="gr12" style:family="graphic" style:parent-style-name="standard">
      <style:graphic-properties draw:stroke="none" svg:stroke-color="#000000" draw:fill="none" draw:fill-color="#ffffff" fo:min-height="13.676cm"/>
    </style:style>
    <style:style style:name="gr13" style:family="graphic" style:parent-style-name="standard">
      <style:graphic-properties draw:stroke="none" svg:stroke-color="#000000" draw:fill="none" draw:fill-color="#ffffff" fo:min-height="11.46cm"/>
    </style:style>
    <style:style style:name="gr14" style:family="graphic" style:parent-style-name="standard">
      <style:graphic-properties draw:stroke="none" svg:stroke-color="#000000" draw:fill="none" draw:fill-color="#ffffff" draw:textarea-horizontal-align="left" draw:auto-grow-height="true" draw:auto-grow-width="false" fo:min-height="1.644cm" fo:min-width="0cm"/>
    </style:style>
    <style:style style:name="gr15" style:family="graphic" style:parent-style-name="objectwithoutfill">
      <style:graphic-properties draw:stroke="dash" draw:stroke-dash="Ultrafine_20_2_20_Dots_20_3_20_Dashes" draw:fill="none" draw:textarea-horizontal-align="center" draw:textarea-vertical-align="middle"/>
    </style:style>
    <style:style style:name="gr16" style:family="graphic" style:parent-style-name="objectwithoutfill">
      <style:graphic-properties draw:stroke="solid" svg:stroke-width="0.053cm" draw:marker-start="Arrow" draw:marker-start-width="0.279cm" draw:marker-end-width="0.279cm" draw:fill="none" draw:textarea-horizontal-align="center" draw:textarea-vertical-align="middle" fo:padding-top="0.026cm" fo:padding-bottom="0.026cm" fo:padding-left="0.026cm" fo:padding-right="0.026cm"/>
    </style:style>
    <style:style style:name="gr17" style:family="graphic" style:parent-style-name="objectwithoutfill">
      <style:graphic-properties svg:stroke-width="0.081cm" svg:stroke-color="#ffffff" draw:marker-start-width="0.321cm" draw:marker-end-width="0.321cm" draw:fill="none" draw:textarea-horizontal-align="center" draw:textarea-vertical-align="middle" fo:padding-top="0.04cm" fo:padding-bottom="0.04cm" fo:padding-left="0.04cm" fo:padding-right="0.04cm"/>
    </style:style>
    <style:style style:name="gr18" style:family="graphic" style:parent-style-name="standard">
      <style:graphic-properties draw:stroke="none" svg:stroke-color="#000000" draw:fill="none" draw:fill-color="#ffffff" draw:textarea-horizontal-align="left" draw:auto-grow-height="true" draw:auto-grow-width="false" fo:min-height="1.873cm" fo:min-width="0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paragraph-properties fo:text-align="start" style:writing-mode="lr-tb"/>
      <style:text-properties fo:font-size="40pt" style:font-size-asian="40pt" style:font-size-complex="40pt"/>
    </style:style>
    <style:style style:name="P6" style:family="paragraph">
      <style:paragraph-properties fo:line-height="1.397cm"/>
    </style:style>
    <style:style style:name="P7" style:family="paragraph">
      <style:paragraph-properties fo:margin-top="0cm" fo:margin-bottom="0cm" fo:line-height="1.397cm"/>
    </style:style>
    <style:style style:name="P8" style:family="paragraph">
      <style:paragraph-properties fo:margin-top="0cm" fo:margin-bottom="0cm" fo:line-height="100%"/>
    </style:style>
    <style:style style:name="P9" style:family="paragraph">
      <style:paragraph-properties fo:margin-left="0.051cm" fo:margin-right="0cm" fo:margin-top="0cm" fo:margin-bottom="0cm" fo:line-height="1.397cm" fo:text-indent="0cm"/>
    </style:style>
    <style:style style:name="P10" style:family="paragraph">
      <loext:graphic-properties draw:fill="none" draw:fill-color="#ffffff"/>
      <style:paragraph-properties fo:line-height="1.397cm"/>
      <style:text-properties fo:font-size="40pt" style:font-size-asian="40pt" style:font-size-complex="40pt"/>
    </style:style>
    <style:style style:name="P11" style:family="paragraph">
      <style:paragraph-properties fo:margin-left="0.102cm" fo:margin-right="0cm" fo:margin-top="0cm" fo:margin-bottom="0cm" fo:line-height="1.27cm" fo:text-indent="0cm"/>
    </style:style>
    <style:style style:name="P12" style:family="paragraph">
      <style:paragraph-properties fo:margin-top="0cm" fo:margin-bottom="0cm" fo:line-height="1.27cm"/>
    </style:style>
    <style:style style:name="P13" style:family="paragraph">
      <loext:graphic-properties draw:fill="none" draw:fill-color="#ffffff"/>
      <style:text-properties fo:font-size="36pt" style:font-size-asian="36pt" style:font-size-complex="36pt"/>
    </style:style>
    <style:style style:name="P14" style:family="paragraph">
      <style:paragraph-properties fo:margin-left="0.152cm" fo:margin-right="0cm" fo:text-indent="0cm"/>
    </style:style>
    <style:style style:name="P15" style:family="paragraph">
      <loext:graphic-properties draw:fill="none" draw:fill-color="#ffffff"/>
      <style:paragraph-properties fo:margin-left="0.152cm" fo:margin-right="0cm" fo:text-indent="0cm"/>
      <style:text-properties fo:font-size="40pt" style:font-size-asian="40pt" style:font-size-complex="40pt"/>
    </style:style>
    <style:style style:name="P16" style:family="paragraph">
      <loext:graphic-properties draw:fill="none"/>
      <style:paragraph-properties fo:margin-left="3.015cm" fo:margin-right="4.445cm" fo:text-align="center" fo:text-indent="0cm"/>
    </style:style>
    <style:style style:name="P17" style:family="paragraph">
      <style:paragraph-properties fo:margin-left="0cm" fo:margin-right="0cm" fo:text-align="start" fo:text-indent="0cm"/>
    </style:style>
    <style:style style:name="P18" style:family="paragraph">
      <loext:graphic-properties draw:fill="none" draw:fill-color="#ffffff"/>
      <style:paragraph-properties fo:margin-left="0cm" fo:margin-right="0cm" fo:text-align="start" fo:text-indent="0cm"/>
      <style:text-properties fo:font-size="36pt" style:font-size-asian="36pt" style:font-size-complex="36pt"/>
    </style:style>
    <style:style style:name="T1" style:family="text">
      <style:text-properties fo:color="#000000" style:font-name="DejaVuSans" fo:font-size="40pt" style:font-size-asian="40pt" style:font-name-complex="DejaVuSans" style:font-size-complex="40pt"/>
    </style:style>
    <style:style style:name="T2" style:family="text">
      <style:text-properties fo:font-size="40pt" style:font-size-asian="40pt" style:font-size-complex="40pt"/>
    </style:style>
    <style:style style:name="T3"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36.257cm" svg:height="11.418cm" svg:x="3.994cm" svg:y="1.393cm" svg:viewBox="0 0 36258 11419" draw:points="0,11419 36258,11419 36258,0 0,0">
          <text:p/>
        </draw:polygon>
        <draw:line draw:style-name="gr2" draw:text-style-name="P2" draw:layer="layout" svg:x1="5.503cm" svg:y1="12.85cm" svg:x2="5.503cm" svg:y2="1.432cm">
          <text:p/>
        </draw:line>
        <draw:polygon draw:style-name="gr3" draw:text-style-name="P3" draw:layer="layout" svg:width="0cm" svg:height="0.16cm" svg:x="5.503cm" svg:y="12.849cm" svg:viewBox="0 0 0 161" draw:points="0,0 0,161">
          <text:p/>
        </draw:polygon>
        <draw:line draw:style-name="gr4" draw:text-style-name="P2" draw:layer="layout" svg:x1="5.503cm" svg:y1="12.849cm" svg:x2="5.503cm" svg:y2="13.01cm">
          <text:p/>
        </draw:line>
        <draw:line draw:style-name="gr2" draw:text-style-name="P2" draw:layer="layout" svg:x1="12.853cm" svg:y1="12.85cm" svg:x2="12.853cm" svg:y2="1.432cm">
          <text:p/>
        </draw:line>
        <draw:polygon draw:style-name="gr3" draw:text-style-name="P3" draw:layer="layout" svg:width="0cm" svg:height="0.16cm" svg:x="12.853cm" svg:y="12.849cm" svg:viewBox="0 0 0 161" draw:points="0,0 0,161">
          <text:p/>
        </draw:polygon>
        <draw:line draw:style-name="gr4" draw:text-style-name="P2" draw:layer="layout" svg:x1="12.853cm" svg:y1="12.849cm" svg:x2="12.853cm" svg:y2="13.01cm">
          <text:p/>
        </draw:line>
        <draw:line draw:style-name="gr2" draw:text-style-name="P2" draw:layer="layout" svg:x1="20.203cm" svg:y1="12.85cm" svg:x2="20.203cm" svg:y2="1.432cm">
          <text:p/>
        </draw:line>
        <draw:polygon draw:style-name="gr3" draw:text-style-name="P3" draw:layer="layout" svg:width="0cm" svg:height="0.16cm" svg:x="20.203cm" svg:y="12.849cm" svg:viewBox="0 0 0 161" draw:points="0,0 0,161">
          <text:p/>
        </draw:polygon>
        <draw:line draw:style-name="gr4" draw:text-style-name="P2" draw:layer="layout" svg:x1="20.203cm" svg:y1="12.849cm" svg:x2="20.203cm" svg:y2="13.01cm">
          <text:p/>
        </draw:line>
        <draw:line draw:style-name="gr2" draw:text-style-name="P2" draw:layer="layout" svg:x1="27.552cm" svg:y1="12.85cm" svg:x2="27.552cm" svg:y2="1.432cm">
          <text:p/>
        </draw:line>
        <draw:polygon draw:style-name="gr3" draw:text-style-name="P3" draw:layer="layout" svg:width="0cm" svg:height="0.16cm" svg:x="27.552cm" svg:y="12.849cm" svg:viewBox="0 0 0 161" draw:points="0,0 0,161">
          <text:p/>
        </draw:polygon>
        <draw:line draw:style-name="gr4" draw:text-style-name="P2" draw:layer="layout" svg:x1="27.552cm" svg:y1="12.849cm" svg:x2="27.552cm" svg:y2="13.01cm">
          <text:p/>
        </draw:line>
        <draw:line draw:style-name="gr2" draw:text-style-name="P2" draw:layer="layout" svg:x1="34.902cm" svg:y1="12.85cm" svg:x2="34.902cm" svg:y2="1.432cm">
          <text:p/>
        </draw:line>
        <draw:polygon draw:style-name="gr3" draw:text-style-name="P3" draw:layer="layout" svg:width="0cm" svg:height="0.16cm" svg:x="34.902cm" svg:y="12.849cm" svg:viewBox="0 0 0 161" draw:points="0,0 0,161">
          <text:p/>
        </draw:polygon>
        <draw:line draw:style-name="gr4" draw:text-style-name="P2" draw:layer="layout" svg:x1="34.902cm" svg:y1="12.849cm" svg:x2="34.902cm" svg:y2="13.01cm">
          <text:p/>
        </draw:line>
        <draw:polygon draw:style-name="gr3" draw:text-style-name="P3" draw:layer="layout" svg:width="0.123cm" svg:height="0cm" svg:x="3.721cm" svg:y="12.331cm" svg:viewBox="0 0 124 0" draw:points="124,0 0,0">
          <text:p/>
        </draw:polygon>
        <draw:line draw:style-name="gr4" draw:text-style-name="P2" draw:layer="layout" svg:x1="3.845cm" svg:y1="12.331cm" svg:x2="3.721cm" svg:y2="12.331cm">
          <text:p/>
        </draw:line>
        <draw:polygon draw:style-name="gr3" draw:text-style-name="P3" draw:layer="layout" svg:width="0.123cm" svg:height="0cm" svg:x="3.721cm" svg:y="11.033cm" svg:viewBox="0 0 124 0" draw:points="124,0 0,0">
          <text:p/>
        </draw:polygon>
        <draw:line draw:style-name="gr4" draw:text-style-name="P2" draw:layer="layout" svg:x1="3.845cm" svg:y1="11.033cm" svg:x2="3.721cm" svg:y2="11.033cm">
          <text:p/>
        </draw:line>
        <draw:polygon draw:style-name="gr3" draw:text-style-name="P3" draw:layer="layout" svg:width="0.123cm" svg:height="0cm" svg:x="3.721cm" svg:y="9.735cm" svg:viewBox="0 0 124 0" draw:points="124,0 0,0">
          <text:p/>
        </draw:polygon>
        <draw:line draw:style-name="gr4" draw:text-style-name="P2" draw:layer="layout" svg:x1="3.845cm" svg:y1="9.735cm" svg:x2="3.721cm" svg:y2="9.735cm">
          <text:p/>
        </draw:line>
        <draw:polygon draw:style-name="gr3" draw:text-style-name="P3" draw:layer="layout" svg:width="0.123cm" svg:height="0cm" svg:x="3.721cm" svg:y="8.438cm" svg:viewBox="0 0 124 0" draw:points="124,0 0,0">
          <text:p/>
        </draw:polygon>
        <draw:line draw:style-name="gr4" draw:text-style-name="P2" draw:layer="layout" svg:x1="3.845cm" svg:y1="8.438cm" svg:x2="3.721cm" svg:y2="8.438cm">
          <text:p/>
        </draw:line>
        <draw:polygon draw:style-name="gr3" draw:text-style-name="P3" draw:layer="layout" svg:width="0.123cm" svg:height="0cm" svg:x="3.721cm" svg:y="7.14cm" svg:viewBox="0 0 124 0" draw:points="124,0 0,0">
          <text:p/>
        </draw:polygon>
        <draw:line draw:style-name="gr4" draw:text-style-name="P2" draw:layer="layout" svg:x1="3.845cm" svg:y1="7.14cm" svg:x2="3.721cm" svg:y2="7.14cm">
          <text:p/>
        </draw:line>
        <draw:polygon draw:style-name="gr3" draw:text-style-name="P3" draw:layer="layout" svg:width="0.123cm" svg:height="0cm" svg:x="3.721cm" svg:y="5.843cm" svg:viewBox="0 0 124 0" draw:points="124,0 0,0">
          <text:p/>
        </draw:polygon>
        <draw:line draw:style-name="gr4" draw:text-style-name="P2" draw:layer="layout" svg:x1="3.845cm" svg:y1="5.843cm" svg:x2="3.721cm" svg:y2="5.843cm">
          <text:p/>
        </draw:line>
        <draw:polygon draw:style-name="gr3" draw:text-style-name="P3" draw:layer="layout" svg:width="0.123cm" svg:height="0cm" svg:x="3.721cm" svg:y="4.546cm" svg:viewBox="0 0 124 0" draw:points="124,0 0,0">
          <text:p/>
        </draw:polygon>
        <draw:line draw:style-name="gr4" draw:text-style-name="P2" draw:layer="layout" svg:x1="3.845cm" svg:y1="4.546cm" svg:x2="3.721cm" svg:y2="4.546cm">
          <text:p/>
        </draw:line>
        <draw:polygon draw:style-name="gr3" draw:text-style-name="P3" draw:layer="layout" svg:width="0.123cm" svg:height="0cm" svg:x="3.721cm" svg:y="3.248cm" svg:viewBox="0 0 124 0" draw:points="124,0 0,0">
          <text:p/>
        </draw:polygon>
        <draw:line draw:style-name="gr4" draw:text-style-name="P2" draw:layer="layout" svg:x1="3.845cm" svg:y1="3.248cm" svg:x2="3.721cm" svg:y2="3.248cm">
          <text:p/>
        </draw:line>
        <draw:polygon draw:style-name="gr3" draw:text-style-name="P3" draw:layer="layout" svg:width="0.123cm" svg:height="0cm" svg:x="3.721cm" svg:y="1.951cm" svg:viewBox="0 0 124 0" draw:points="124,0 0,0">
          <text:p/>
        </draw:polygon>
        <draw:line draw:style-name="gr4" draw:text-style-name="P2" draw:layer="layout" svg:x1="3.845cm" svg:y1="1.951cm" svg:x2="3.721cm" svg:y2="1.951cm">
          <text:p/>
        </draw:line>
        <draw:polyline draw:style-name="gr5" draw:text-style-name="P2" draw:layer="layout" svg:width="33.16cm" svg:height="10.38cm" svg:x="5.503cm" svg:y="1.951cm" svg:viewBox="0 0 33161 10381" draw:points="0,0 3997,0 4059,195 4123,0 4189,0 4254,138 4316,145 4383,197 4516,278 4579,304 4649,270 4711,334 4777,495 4844,529 4913,718 4976,522 5044,601 5106,691 5171,699 5239,764 5302,752 5434,666 5500,709 5567,738 5634,822 5699,788 5765,725 5829,670 5894,656 5963,608 6029,653 6096,708 6161,726 6228,713 6297,729 6361,682 6429,673 6492,712 6558,658 6692,691 6758,673 6823,695 6892,660 6960,734 7025,666 7091,738 7154,673 7221,687 7416,655 7483,703 7553,666 7683,666 7746,688 7878,655 7940,651 8007,657 8070,687 8134,660 8200,708 8263,712 8334,675 8396,657 8463,678 8530,660 8593,653 8656,660 8722,701 8787,691 8858,664 8985,752 9050,680 9114,703 9183,665 9250,653 9312,686 9380,691 9449,662 9514,668 9584,832 9649,910 9717,932 9786,1083 9852,1164 9919,1206 9987,1309 10120,1412 10185,1475 10254,1532 10319,1649 10454,1914 10519,2184 10587,2230 10650,2126 10717,2370 10779,2306 10847,2032 10915,2160 10977,2045 11041,1852 11108,1845 11174,1717 11244,1725 11369,1516 11434,1473 11501,1469 11566,1409 11637,1332 11701,1332 11769,1287 11852,1292 11905,1258 11973,1209 12040,1256 12176,1195 12309,1240 12438,1273 12507,1378 12571,1443 12640,1535 12704,1636 12770,1853 12841,2131 12903,2200 12972,2823 13035,3051 13102,3923 13171,4454 13237,5067 13304,6850 13369,6314 13505,5061 13570,4366 13640,3727 13704,3483 13770,2958 13836,2919 13902,2518 13966,2378 14031,2177 14107,2071 14159,2014 14243,1834 14294,1816 14363,1727 14431,1699 14500,1640 14563,1621 14631,1621 14694,1578 14760,1580 14824,1570 14893,1570 14959,1547 15026,1556 15090,1552 15154,1564 15222,1595 15283,1660 15349,1758 15411,1883 15476,2025 15555,2132 15605,2191 15667,2379 15734,2369 15802,2844 15873,3065 15935,3530 16000,5054 16066,5971 16135,6541 16203,7905 16338,7054 16409,6993 16482,7889 16550,6427 16614,5632 16684,5530 16749,5036 16819,4217 16887,4123 16954,3788 17023,3765 17087,3805 17152,3871 17221,3886 17288,3873 17356,3695 17421,3713 17485,3896 17550,3473 17613,3758 17676,3539 17743,3586 17805,3591 17877,3835 17936,3597 17999,3801 18064,3793 18127,4012 18190,4247 18260,4227 18322,4536 18386,4536 18450,4724 18517,5004 18581,4834 18647,4996 18710,5243 18777,4893 18846,4814 18913,4762 18979,4792 19042,4927 19112,4927 19185,5008 19251,4782 19320,4745 19388,4600 19457,4622 19522,4566 19587,4269 19655,4084 19724,3496 19785,3091 19854,3175 19919,2830 19987,2499 20052,2579 20117,2438 20185,2496 20249,2526 20319,2339 20385,2432 20452,2727 20520,2932 20583,3495 20648,5366 20712,6766 20779,7370 20849,9303 20914,10003 20982,10381 21114,10381 21187,3417 21253,1627 21322,1584 21383,1566 21450,1582 21515,1684 21582,1804 21652,1860 21716,1817 21787,1795 21853,2041 21918,2036 21987,2057 22051,2152 22116,2167 22182,2138 22250,2070 22321,2109 22385,1948 22457,1814 22522,1741 22593,1736 22682,1608 22730,1504 22804,1484 22873,1384 22940,1313 23003,1103 23069,805 23141,521 23206,203 23275,0 33161,0">
          <text:p/>
        </draw:polyline>
        <draw:line draw:style-name="gr6" draw:text-style-name="P2" draw:layer="layout" svg:x1="3.845cm" svg:y1="12.849cm" svg:x2="40.321cm" svg:y2="12.849cm">
          <text:p/>
        </draw:line>
        <draw:frame draw:style-name="gr7" draw:text-style-name="P5" draw:layer="layout" svg:width="6.056cm" svg:height="1.644cm" draw:transform="rotate (1.5707963267949) translate (0.578cm 9.715cm)">
          <draw:text-box>
            <text:p text:style-name="P4"><text:span text:style-name="T1">Force[N]</text:span></text:p>
          </draw:text-box>
        </draw:frame>
        <draw:polygon draw:style-name="gr1" draw:text-style-name="P1" draw:layer="layout" svg:width="36.476cm" svg:height="11.418cm" svg:x="3.845cm" svg:y="15.134cm" svg:viewBox="0 0 36477 11419" draw:points="0,11419 36477,11419 36477,0 0,0">
          <text:p/>
        </draw:polygon>
        <draw:line draw:style-name="gr2" draw:text-style-name="P2" draw:layer="layout" svg:x1="5.503cm" svg:y1="26.552cm" svg:x2="5.503cm" svg:y2="15.134cm">
          <text:p/>
        </draw:line>
        <draw:polygon draw:style-name="gr3" draw:text-style-name="P3" draw:layer="layout" svg:width="0cm" svg:height="0.159cm" svg:x="5.503cm" svg:y="26.551cm" svg:viewBox="0 0 0 160" draw:points="0,0 0,160">
          <text:p/>
        </draw:polygon>
        <draw:line draw:style-name="gr4" draw:text-style-name="P2" draw:layer="layout" svg:x1="5.503cm" svg:y1="26.551cm" svg:x2="5.503cm" svg:y2="26.711cm">
          <text:p/>
        </draw:line>
        <draw:line draw:style-name="gr2" draw:text-style-name="P2" draw:layer="layout" svg:x1="12.853cm" svg:y1="26.552cm" svg:x2="12.853cm" svg:y2="15.134cm">
          <text:p/>
        </draw:line>
        <draw:polygon draw:style-name="gr3" draw:text-style-name="P3" draw:layer="layout" svg:width="0cm" svg:height="0.159cm" svg:x="12.853cm" svg:y="26.551cm" svg:viewBox="0 0 0 160" draw:points="0,0 0,160">
          <text:p/>
        </draw:polygon>
        <draw:line draw:style-name="gr4" draw:text-style-name="P2" draw:layer="layout" svg:x1="12.853cm" svg:y1="26.551cm" svg:x2="12.853cm" svg:y2="26.711cm">
          <text:p/>
        </draw:line>
        <draw:line draw:style-name="gr2" draw:text-style-name="P2" draw:layer="layout" svg:x1="20.203cm" svg:y1="26.552cm" svg:x2="20.203cm" svg:y2="15.134cm">
          <text:p/>
        </draw:line>
        <draw:polygon draw:style-name="gr3" draw:text-style-name="P3" draw:layer="layout" svg:width="0cm" svg:height="0.159cm" svg:x="20.203cm" svg:y="26.551cm" svg:viewBox="0 0 0 160" draw:points="0,0 0,160">
          <text:p/>
        </draw:polygon>
        <draw:line draw:style-name="gr4" draw:text-style-name="P2" draw:layer="layout" svg:x1="20.203cm" svg:y1="26.551cm" svg:x2="20.203cm" svg:y2="26.711cm">
          <text:p/>
        </draw:line>
        <draw:line draw:style-name="gr2" draw:text-style-name="P2" draw:layer="layout" svg:x1="27.552cm" svg:y1="26.552cm" svg:x2="27.552cm" svg:y2="15.134cm">
          <text:p/>
        </draw:line>
        <draw:polygon draw:style-name="gr3" draw:text-style-name="P3" draw:layer="layout" svg:width="0cm" svg:height="0.159cm" svg:x="27.552cm" svg:y="26.551cm" svg:viewBox="0 0 0 160" draw:points="0,0 0,160">
          <text:p/>
        </draw:polygon>
        <draw:line draw:style-name="gr4" draw:text-style-name="P2" draw:layer="layout" svg:x1="27.552cm" svg:y1="26.551cm" svg:x2="27.552cm" svg:y2="26.711cm">
          <text:p/>
        </draw:line>
        <draw:line draw:style-name="gr2" draw:text-style-name="P2" draw:layer="layout" svg:x1="34.902cm" svg:y1="26.552cm" svg:x2="34.902cm" svg:y2="15.134cm">
          <text:p/>
        </draw:line>
        <draw:polygon draw:style-name="gr3" draw:text-style-name="P3" draw:layer="layout" svg:width="0cm" svg:height="0.159cm" svg:x="34.902cm" svg:y="26.551cm" svg:viewBox="0 0 0 160" draw:points="0,0 0,160">
          <text:p/>
        </draw:polygon>
        <draw:line draw:style-name="gr4" draw:text-style-name="P2" draw:layer="layout" svg:x1="34.902cm" svg:y1="26.551cm" svg:x2="34.902cm" svg:y2="26.711cm">
          <text:p/>
        </draw:line>
        <draw:polygon draw:style-name="gr3" draw:text-style-name="P3" draw:layer="layout" svg:width="0.123cm" svg:height="0cm" svg:x="3.721cm" svg:y="25.318cm" svg:viewBox="0 0 124 0" draw:points="124,0 0,0">
          <text:p/>
        </draw:polygon>
        <draw:line draw:style-name="gr4" draw:text-style-name="P2" draw:layer="layout" svg:x1="3.845cm" svg:y1="25.318cm" svg:x2="3.721cm" svg:y2="25.318cm">
          <text:p/>
        </draw:line>
        <draw:frame draw:style-name="gr8" draw:text-style-name="P5" draw:layer="layout" svg:width="5.328cm" svg:height="1.644cm" svg:x="18.859cm" svg:y="28.003cm">
          <draw:text-box>
            <text:p text:style-name="P4"><text:span text:style-name="T1">Time[s]</text:span></text:p>
          </draw:text-box>
        </draw:frame>
        <draw:polygon draw:style-name="gr3" draw:text-style-name="P3" draw:layer="layout" svg:width="0.123cm" svg:height="0cm" svg:x="3.721cm" svg:y="23.889cm" svg:viewBox="0 0 124 0" draw:points="124,0 0,0">
          <text:p/>
        </draw:polygon>
        <draw:line draw:style-name="gr4" draw:text-style-name="P2" draw:layer="layout" svg:x1="3.845cm" svg:y1="23.889cm" svg:x2="3.721cm" svg:y2="23.889cm">
          <text:p/>
        </draw:line>
        <draw:polygon draw:style-name="gr3" draw:text-style-name="P3" draw:layer="layout" svg:width="0.123cm" svg:height="0cm" svg:x="3.721cm" svg:y="22.461cm" svg:viewBox="0 0 124 0" draw:points="124,0 0,0">
          <text:p/>
        </draw:polygon>
        <draw:line draw:style-name="gr4" draw:text-style-name="P2" draw:layer="layout" svg:x1="3.845cm" svg:y1="22.461cm" svg:x2="3.721cm" svg:y2="22.461cm">
          <text:p/>
        </draw:line>
        <draw:polygon draw:style-name="gr3" draw:text-style-name="P3" draw:layer="layout" svg:width="0.123cm" svg:height="0cm" svg:x="3.721cm" svg:y="21.032cm" svg:viewBox="0 0 124 0" draw:points="124,0 0,0">
          <text:p/>
        </draw:polygon>
        <draw:line draw:style-name="gr4" draw:text-style-name="P2" draw:layer="layout" svg:x1="3.845cm" svg:y1="21.032cm" svg:x2="3.721cm" svg:y2="21.032cm">
          <text:p/>
        </draw:line>
        <draw:polygon draw:style-name="gr3" draw:text-style-name="P3" draw:layer="layout" svg:width="0.123cm" svg:height="0cm" svg:x="3.721cm" svg:y="19.604cm" svg:viewBox="0 0 124 0" draw:points="124,0 0,0">
          <text:p/>
        </draw:polygon>
        <draw:line draw:style-name="gr4" draw:text-style-name="P2" draw:layer="layout" svg:x1="3.845cm" svg:y1="19.604cm" svg:x2="3.721cm" svg:y2="19.604cm">
          <text:p/>
        </draw:line>
        <draw:polygon draw:style-name="gr3" draw:text-style-name="P3" draw:layer="layout" svg:width="0.123cm" svg:height="0cm" svg:x="3.721cm" svg:y="18.175cm" svg:viewBox="0 0 124 0" draw:points="124,0 0,0">
          <text:p/>
        </draw:polygon>
        <draw:line draw:style-name="gr4" draw:text-style-name="P2" draw:layer="layout" svg:x1="3.845cm" svg:y1="18.175cm" svg:x2="3.721cm" svg:y2="18.175cm">
          <text:p/>
        </draw:line>
        <draw:polygon draw:style-name="gr3" draw:text-style-name="P3" draw:layer="layout" svg:width="0.123cm" svg:height="0cm" svg:x="3.721cm" svg:y="16.747cm" svg:viewBox="0 0 124 0" draw:points="124,0 0,0">
          <text:p/>
        </draw:polygon>
        <draw:line draw:style-name="gr4" draw:text-style-name="P2" draw:layer="layout" svg:x1="3.845cm" svg:y1="16.747cm" svg:x2="3.721cm" svg:y2="16.747cm">
          <text:p/>
        </draw:line>
        <draw:polygon draw:style-name="gr3" draw:text-style-name="P3" draw:layer="layout" svg:width="0.123cm" svg:height="0cm" svg:x="3.721cm" svg:y="15.318cm" svg:viewBox="0 0 124 0" draw:points="124,0 0,0">
          <text:p/>
        </draw:polygon>
        <draw:line draw:style-name="gr4" draw:text-style-name="P2" draw:layer="layout" svg:x1="3.845cm" svg:y1="15.318cm" svg:x2="3.721cm" svg:y2="15.318cm">
          <text:p/>
        </draw:line>
        <draw:polyline draw:style-name="gr9" draw:text-style-name="P2" draw:layer="layout" svg:width="33.16cm" svg:height="10.38cm" svg:x="5.503cm" svg:y="15.652cm" svg:viewBox="0 0 33161 10381" draw:points="0,5537 207,5543 279,5550 343,5550 414,5566 685,5563 752,5556 815,5556 881,5548 1012,5548 1083,5530 1153,5521 1213,5521 1280,5509 1733,5508 1798,5515 1864,5515 1928,5521 1995,5521 2059,5530 2191,5530 2254,5566 2321,5566 2385,5595 2450,5600 2585,5600 2654,5608 2719,5608 2786,5613 3252,5617 3325,5624 3388,5624 3453,5634 3588,5637 3789,5637 3859,5645 3927,5645 3997,5671 4123,5674 4189,5697 4316,5697 4383,5730 4447,5730 4516,5771 4579,5783 4649,5783 4711,5821 4844,5821 4913,5870 4976,5870 5044,5906 5171,5906 5239,5934 5302,5934 5434,5949 5829,5948 5894,5941 5963,5941 6029,5935 6096,5945 6823,5949 8134,5963 8593,5963 9514,5965 9584,6026 9717,6026 9786,6145 9852,6145 9919,6333 9987,6333 10056,6541 10185,6541 10254,6782 10319,6782 10393,6984 10454,6984 10519,7131 10650,7131 10717,7226 10779,7226 10847,7183 10915,7156 10977,7156 11041,7065 11174,7065 11244,6946 11307,6946 11369,6827 11434,6827 11501,6693 11637,6693 11701,6593 11769,6593 11852,6524 11905,6524 11973,6452 12176,6456 12241,6461 12309,6461 12372,6508 12438,6508 12507,6667 12640,6667 12704,7004 12841,7004 12903,7223 12972,7223 13035,7580 13102,7580 13171,7863 13237,7904 13304,7904 13369,7996 13437,7996 13505,7945 13570,7945 13640,7759 13704,7659 13836,7659 13902,7452 13966,7452 14031,7291 14107,7291 14159,7179 14243,7137 14294,7137 14363,7098 14500,7098 14563,7062 14631,7062 14694,7037 14824,7037 14893,7009 14959,7002 15154,6997 15222,7032 15349,7032 15411,7119 15476,7119 15555,7257 15605,7257 15667,7470 15802,7470 15873,7733 15935,7774 16000,7774 16066,7922 16135,7922 16203,8088 16338,8088 16409,8130 16550,8130 16614,8052 16684,8052 16749,7979 16887,7979 16954,7936 17023,7936 17087,7915 17152,7915 17221,7907 18127,7907 18190,7932 18260,7932 18322,7971 18450,7971 18517,8007 18581,8007 18647,8028 18913,8024 19042,8020 19251,8017 19320,8006 19457,8004 19522,7988 19655,7988 19724,7935 19785,7935 19854,7837 19919,7809 19987,7809 20052,7713 20117,7713 20185,7666 20249,7666 20319,7697 20452,7697 20520,7807 20583,7807 20648,8009 20712,8009 20779,8305 20914,8305 20982,8542 21048,8565 21114,8565 21187,8597 21253,8597 21322,8687 21450,8687 21515,9080 21652,9080 21716,9322 21787,9322 21853,9776 21918,9776 21987,10107 22051,10220 22116,10220 22182,10354 22321,10354 22385,10381 22457,10381 22522,10341 22593,10341 22682,10255 22804,10255 22873,10098 22940,10098 23003,9805 23069,9805 23141,9416 23206,9327 23275,9327 23340,8907 23476,8907 23542,8465 23631,8465 23684,8084 23751,8084 23818,7675 23951,7675 24018,7170 24084,7170 24148,6797 24212,6627 24345,6627 24410,6480 24480,6480 24543,6333 24676,6333 24744,6287 24877,6282 24944,6301 25010,6301 25078,6374 25212,6374 25284,6480 25348,6501 25417,6501 25483,6595 25618,6595 25696,6680 25757,6680 25821,6753 25891,6753 25961,6787 26095,6787 26162,6814 26227,6814 26298,6783 26367,6783 26438,6650 26574,6650 26639,6382 26707,6382 26776,6041 26844,5966 26912,5966 26977,5687 27044,5687 27112,5161 27244,5161 27309,4465 27374,4287 27442,4287 27505,3804 27573,3804 27634,3112 27721,3112 27768,2431 27898,2431 27965,1631 28031,1631 28103,1105 28171,879 28235,879 28298,593 28432,593 28494,239 28558,239 28627,73 28692,25 28825,25 28892,0 28961,0 29032,49 29171,49 29242,127 29304,127 29372,210 29437,210 29504,316 29638,316 29703,406 29773,427 29844,427 29915,487 30054,487 30119,538 30190,538 30260,584 30324,584 30395,651 30533,651 30608,693 30663,693 30729,744 30857,744 30925,796 30988,796 31056,855 31120,873 31185,873 31252,934 31314,934 31384,1029 31512,1029 31574,1087 31704,1092 31772,1127 31836,1127 31898,1205 32030,1205 32094,1266 32163,1266 32226,1326 32294,1336 32358,1336 32423,1379 32495,1379 32560,1451 32693,1451 32759,1523 32825,1543 32889,1543 32961,1616 33093,1616 33161,1725">
          <text:p/>
        </draw:polyline>
        <draw:line draw:style-name="gr10" draw:text-style-name="P2" draw:layer="layout" svg:x1="5.503cm" svg:y1="21.032cm" svg:x2="38.663cm" svg:y2="21.032cm">
          <text:p/>
        </draw:line>
        <draw:line draw:style-name="gr6" draw:text-style-name="P2" draw:layer="layout" svg:x1="3.845cm" svg:y1="26.551cm" svg:x2="40.321cm" svg:y2="26.551cm">
          <text:p/>
        </draw:line>
        <draw:frame draw:style-name="gr11" draw:text-style-name="P5" draw:layer="layout" svg:width="10.01cm" svg:height="1.644cm" draw:transform="rotate (1.5707963267949) translate (0.197cm 24.678cm)">
          <draw:text-box>
            <text:p text:style-name="P4"><text:span text:style-name="T1">Distance[mm]</text:span></text:p>
          </draw:text-box>
        </draw:frame>
        <draw:frame draw:style-name="gr12" draw:text-style-name="P10" draw:layer="layout" svg:width="2.609cm" svg:height="13.676cm" svg:x="1.841cm" svg:y="14.668cm">
          <draw:text-box>
            <text:p text:style-name="P6"><text:span text:style-name="T2"><text:s/></text:span><text:span text:style-name="T2">20</text:span></text:p>
            <text:p text:style-name="P7"><text:span text:style-name="T2"><text:s/></text:span><text:span text:style-name="T2">15</text:span></text:p>
            <text:p text:style-name="P8"><text:span text:style-name="T2"><text:s/></text:span><text:span text:style-name="T2">10</text:span></text:p>
            <text:p text:style-name="P7"><text:span text:style-name="T2"><text:s text:c="3"/></text:span><text:span text:style-name="T2">5</text:span></text:p>
            <text:p text:style-name="P9"><text:span text:style-name="T2"><text:s text:c="3"/></text:span><text:span text:style-name="T2">0</text:span></text:p>
            <text:p text:style-name="P7"><text:span text:style-name="T2">- <text:s/>5</text:span></text:p>
            <text:p text:style-name="P7"><text:span text:style-name="T2">-10</text:span></text:p>
            <text:p text:style-name="P7"><text:span text:style-name="T2">-15</text:span></text:p>
          </draw:text-box>
        </draw:frame>
        <draw:frame draw:style-name="gr13" draw:text-style-name="P13" draw:layer="layout" svg:width="1.778cm" svg:height="11.46cm" svg:x="2.095cm" svg:y="1.46cm">
          <draw:text-box>
            <text:p text:style-name="P11"><text:span text:style-name="T3"><text:s text:c="2"/></text:span><text:span text:style-name="T3">0</text:span></text:p>
            <text:p text:style-name="P12"><text:span text:style-name="T3">- 1</text:span></text:p>
            <text:p text:style-name="P12"><text:span text:style-name="T3">- 2</text:span></text:p>
            <text:p text:style-name="P12"><text:span text:style-name="T3">- 3</text:span></text:p>
            <text:p text:style-name="P12"><text:span text:style-name="T3">- 4</text:span></text:p>
            <text:p text:style-name="P12"><text:span text:style-name="T3">- 5</text:span></text:p>
            <text:p text:style-name="P12"><text:span text:style-name="T3">- 6</text:span></text:p>
            <text:p text:style-name="P12"><text:span text:style-name="T3">- 7</text:span></text:p>
            <text:p text:style-name="P12"><text:span text:style-name="T3">- 8</text:span></text:p>
          </draw:text-box>
        </draw:frame>
        <draw:frame draw:style-name="gr14" draw:text-style-name="P15" draw:layer="layout" svg:width="31.946cm" svg:height="1.644cm" svg:x="5.201cm" svg:y="12.897cm">
          <draw:text-box>
            <text:p text:style-name="P14"><text:span text:style-name="T2">0 <text:s text:c="17"/>2 <text:s text:c="18"/>4 <text:s text:c="19"/>6 <text:s text:c="17"/>8</text:span></text:p>
          </draw:text-box>
        </draw:frame>
        <draw:line draw:style-name="gr15" draw:text-style-name="P16" draw:layer="layout" svg:x1="25.711cm" svg:y1="0.981cm" svg:x2="25.711cm" svg:y2="26.545cm">
          <text:p/>
        </draw:line>
        <draw:line draw:style-name="gr15" draw:text-style-name="P16" draw:layer="layout" svg:x1="27.299cm" svg:y1="0.981cm" svg:x2="27.299cm" svg:y2="26.545cm">
          <text:p/>
        </draw:line>
        <draw:line draw:style-name="gr16" draw:text-style-name="P16" draw:layer="layout" svg:x1="30.982cm" svg:y1="7.743cm" svg:x2="27.299cm" svg:y2="11.206cm">
          <text:p/>
        </draw:line>
        <draw:line draw:style-name="gr17" draw:text-style-name="P16" draw:layer="layout" svg:x1="34.919cm" svg:y1="6.589cm" svg:x2="34.919cm" svg:y2="8.568cm">
          <text:p/>
        </draw:line>
        <draw:frame draw:style-name="gr18" draw:text-style-name="P18" draw:layer="layout" svg:width="11.938cm" svg:height="1.873cm" svg:x="31.178cm" svg:y="7.048cm">
          <draw:text-box>
            <text:p text:style-name="P17"><text:span text:style-name="T3">Penetration Moment</text:span></text:p>
          </draw:text-box>
        </draw:frame>
        <draw:frame draw:style-name="gr14" draw:text-style-name="P15" draw:layer="layout" svg:width="31.946cm" svg:height="1.644cm" svg:x="5.105cm" svg:y="26.558cm">
          <draw:text-box>
            <text:p text:style-name="P14"><text:span text:style-name="T2">0 <text:s text:c="17"/>2 <text:s text:c="18"/>4 <text:s text:c="19"/>6 <text:s text:c="17"/>8</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Ultrafine_20_2_20_Dots_20_3_20_Dashes" draw:display-name="Ultrafine 2 Dots 3 Dashes" draw:style="rect" draw:dots1="2" draw:dots1-length="0.051cm" draw:dots2="3" draw:dots2-length="0.254cm" draw:distance="0.127cm"/>
    <draw:stroke-dash draw:name="stroke-dash34" draw:style="rect" draw:dots1="1" draw:dots1-length="0.195cm" draw:distance="0.08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001cm" fo:margin-bottom="-0.001cm" fo:margin-left="-0.001cm" fo:margin-right="-0.00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1-09-14T14:07:04.799906056</dc:date>
    <meta:editing-duration>PT23M37S</meta:editing-duration>
    <meta:editing-cycles>4</meta:editing-cycles>
    <meta:generator>LibreOffice/6.0.7.3$Linux_X86_64 LibreOffice_project/00m0$Build-3</meta:generator>
    <meta:document-statistic meta:object-count="83"/>
  </office:meta>
</office:document-meta>
</file>